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6000008A9A0000529ABA36C4D6.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HG Mincho Light J" svg:font-family="'HG Mincho Light J', 'Times New Roman'" style:font-pitch="variable"/>
    <style:font-face style:name="OpenSymbol" svg:font-family="OpenSymbol" style:font-pitch="variable"/>
    <style:font-face style:name="Times New Roman" svg:font-family="'Times New Roman'" style:font-family-generic="roman" style:font-pitch="variable"/>
    <style:font-face style:name="Arial Narrow" svg:font-family="'Arial Narrow'" style:font-family-generic="swiss" style:font-pitch="variable"/>
    <style:font-face style:name="Tahoma" svg:font-family="Tahoma" style:font-family-generic="swiss" style:font-pitch="variable"/>
    <style:font-face style:name="Tw Cen MT" svg:font-family="'Tw Cen MT'"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406cm" style:page-number="auto" table:align="center" style:writing-mode="lr-tb"/>
    </style:style>
    <style:style style:name="Tableau1.A" style:family="table-column">
      <style:table-column-properties style:column-width="4.101cm"/>
    </style:style>
    <style:style style:name="Tableau1.B" style:family="table-column">
      <style:table-column-properties style:column-width="12.305cm"/>
    </style:style>
    <style:style style:name="Tableau1.1" style:family="table-row">
      <style:table-row-properties style:min-row-height="1.905cm" fo:keep-together="auto"/>
    </style:style>
    <style:style style:name="Tableau1.A1" style:family="table-cell">
      <style:table-cell-properties style:vertical-align="top" fo:background-color="#ffffff" fo:padding-left="0.203cm" fo:padding-right="0.203cm" fo:padding-top="0cm" fo:padding-bottom="0cm" fo:border="none" style:writing-mode="lr-tb">
        <style:background-image/>
      </style:table-cell-properties>
    </style:style>
    <style:style style:name="Tableau1.B1" style:family="table-cell">
      <style:table-cell-properties style:vertical-align="middle" fo:background-color="#ffffff" fo:padding-left="0.203cm" fo:padding-right="0.051cm" fo:padding-top="0.051cm" fo:padding-bottom="0.051cm" fo:border="none" style:writing-mode="lr-tb">
        <style:background-image/>
      </style:table-cell-properties>
    </style:style>
    <style:style style:name="Tableau1.2" style:family="table-row">
      <style:table-row-properties style:min-row-height="0.635cm" fo:keep-together="auto"/>
    </style:style>
    <style:style style:name="Tableau1.A2" style:family="table-cell">
      <style:table-cell-properties style:vertical-align="middle" fo:background-color="#dd8047" fo:padding-left="0.203cm" fo:padding-right="0.203cm" fo:padding-top="0.051cm" fo:padding-bottom="0.051cm" fo:border="none" style:writing-mode="lr-tb">
        <style:background-image/>
      </style:table-cell-properties>
    </style:style>
    <style:style style:name="Tableau1.B2" style:family="table-cell">
      <style:table-cell-properties style:vertical-align="middle" fo:background-color="#94b6d2" fo:padding-left="0.203cm" fo:padding-right="0.203cm" fo:padding-top="0cm" fo:padding-bottom="0cm" fo:border-left="6pt solid #ffffff" fo:border-right="none" fo:border-top="none" fo:border-bottom="none" style:writing-mode="lr-tb">
        <style:background-image/>
      </style:table-cell-properties>
    </style:style>
    <style:style style:name="Tableau1.3" style:family="table-row">
      <style:table-row-properties fo:keep-together="auto"/>
    </style:style>
    <style:style style:name="Tableau1.A3" style:family="table-cell">
      <style:table-cell-properties style:vertical-align="middle" fo:padding-left="0.203cm" fo:padding-right="0.203cm" fo:padding-top="0cm" fo:padding-bottom="0cm" fo:border="none" style:writing-mode="lr-tb"/>
    </style:style>
    <style:style style:name="P1" style:family="paragraph" style:parent-style-name="Header">
      <style:paragraph-properties fo:text-align="end" style:justify-single-word="false"/>
      <style:text-properties fo:color="#775f55"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color="#ebddc3"/>
    </style:style>
    <style:style style:name="P4" style:family="paragraph" style:parent-style-name="Standard">
      <style:text-properties fo:font-size="12pt" style:font-size-asian="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text-properties fo:font-size="10pt" fo:font-weight="bold" style:font-size-asian="10pt" style:font-weight-asian="bold" style:font-size-complex="10pt"/>
    </style:style>
    <style:style style:name="P8" style:family="paragraph" style:parent-style-name="Standard">
      <style:text-properties fo:font-size="18pt" fo:font-weight="bold" style:font-size-asian="18pt" style:font-weight-asian="bold"/>
    </style:style>
    <style:style style:name="P9" style:family="paragraph" style:parent-style-name="Standard">
      <style:paragraph-properties fo:margin-top="0cm" fo:margin-bottom="0cm" style:contextual-spacing="false"/>
      <style:text-properties fo:color="#ffffff" fo:font-size="12pt" fo:font-weight="bold" style:font-size-asian="12pt" style:font-weight-asian="bold"/>
    </style:style>
    <style:style style:name="P10" style:family="paragraph" style:parent-style-name="Standard">
      <style:paragraph-properties fo:margin-top="0cm" fo:margin-bottom="0cm" style:contextual-spacing="false" fo:line-height="100%" fo:text-align="justify" style:justify-single-word="false" fo:hyphenation-ladder-count="no-limit"/>
      <style:text-properties fo:font-size="10pt" fo:font-weight="bold" style:font-size-asian="10pt" style:font-weight-asian="bold" style:font-size-complex="10pt" fo:hyphenate="false" fo:hyphenation-remain-char-count="2" fo:hyphenation-push-char-count="2"/>
    </style:style>
    <style:style style:name="P11" style:family="paragraph" style:parent-style-name="Standard">
      <style:paragraph-properties fo:break-before="page"/>
      <style:text-properties fo:font-size="18pt" fo:font-weight="bold" style:font-size-asian="18pt" style:font-weight-asian="bold"/>
    </style:style>
    <style:style style:name="P12" style:family="paragraph" style:parent-style-name="Standard">
      <style:paragraph-properties fo:margin-left="1.27cm" fo:margin-right="0cm" fo:margin-top="0cm" fo:margin-bottom="0cm" style:contextual-spacing="false" fo:line-height="100%" fo:text-align="justify" style:justify-single-word="false" fo:hyphenation-ladder-count="no-limit" fo:text-indent="0cm" style:auto-text-indent="false"/>
      <style:text-properties fo:font-size="10pt" style:font-size-asian="10pt" style:font-size-complex="10pt" fo:hyphenate="false" fo:hyphenation-remain-char-count="2" fo:hyphenation-push-char-count="2"/>
    </style:style>
    <style:style style:name="P13" style:family="paragraph" style:parent-style-name="Standard">
      <style:paragraph-properties fo:margin-left="0cm" fo:margin-right="0cm" fo:margin-top="0cm" fo:margin-bottom="0cm" style:contextual-spacing="false" fo:line-height="100%" fo:text-align="justify" style:justify-single-word="false" fo:hyphenation-ladder-count="no-limit" fo:text-indent="0.751cm" style:auto-text-indent="false"/>
      <style:text-properties fo:font-size="10pt" fo:language="en" fo:country="US" style:font-size-asian="10pt" style:font-size-complex="10pt" fo:hyphenate="false" fo:hyphenation-remain-char-count="2" fo:hyphenation-push-char-count="2"/>
    </style:style>
    <style:style style:name="P14" style:family="paragraph" style:parent-style-name="Standard">
      <style:paragraph-properties fo:margin-left="0.751cm" fo:margin-right="0cm" fo:margin-top="0cm" fo:margin-bottom="0cm" style:contextual-spacing="false" fo:line-height="100%" fo:text-align="justify" style:justify-single-word="false" fo:hyphenation-ladder-count="no-limit" fo:text-indent="0.751cm" style:auto-text-indent="false"/>
      <style:text-properties fo:font-size="10pt" style:font-size-asian="10pt" style:font-size-complex="10pt" fo:hyphenate="false" fo:hyphenation-remain-char-count="2" fo:hyphenation-push-char-count="2"/>
    </style:style>
    <style:style style:name="P15" style:family="paragraph" style:parent-style-name="Standard">
      <style:paragraph-properties fo:margin-top="0cm" fo:margin-bottom="0.353cm" style:contextual-spacing="false" fo:line-height="115%" fo:break-before="page"/>
      <style:text-properties fo:font-size="18pt" fo:language="en" fo:country="US" fo:font-weight="bold" style:font-size-asian="18pt" style:font-weight-asian="bold"/>
    </style:style>
    <style:style style:name="P16" style:family="paragraph" style:parent-style-name="Paragraphe_20_de_20_liste">
      <style:text-properties style:font-size-complex="10pt"/>
    </style:style>
    <style:style style:name="P17" style:family="paragraph" style:parent-style-name="Paragraphe_20_de_20_liste">
      <style:text-properties fo:language="en" fo:country="US"/>
    </style:style>
    <style:style style:name="P18" style:family="paragraph" style:parent-style-name="Paragraphe_20_de_20_liste">
      <style:text-properties fo:language="en" fo:country="US" style:font-size-complex="10pt"/>
    </style:style>
    <style:style style:name="P19" style:family="paragraph" style:parent-style-name="Paragraphe_20_de_20_liste">
      <style:text-properties fo:font-weight="bold" style:font-weight-asian="bold" style:font-size-complex="10pt"/>
    </style:style>
    <style:style style:name="P20" style:family="paragraph" style:parent-style-name="Paragraphe_20_de_20_liste">
      <style:text-properties style:font-name-asian="Tw Cen MT" style:language-asian="fr" style:country-asian="FR"/>
    </style:style>
    <style:style style:name="P21" style:family="paragraph" style:parent-style-name="Paragraphe_20_de_20_liste">
      <style:text-properties fo:color="#ff0000" style:font-size-complex="10pt"/>
    </style:style>
    <style:style style:name="P22" style:family="paragraph" style:parent-style-name="Paragraphe_20_de_20_liste">
      <style:paragraph-properties fo:margin-left="0cm" fo:margin-right="0cm" fo:text-indent="0cm" style:auto-text-indent="false" fo:break-before="page"/>
      <style:text-properties fo:text-transform="uppercase" fo:color="#775f55" fo:font-size="16pt" fo:font-weight="bold" style:font-size-asian="16pt" style:font-weight-asian="bold" style:font-size-complex="16pt"/>
    </style:style>
    <style:style style:name="P23" style:family="paragraph" style:parent-style-name="Nom_20_de_20_la_20_société">
      <style:text-properties fo:language="en" fo:country="US"/>
    </style:style>
    <style:style style:name="P24" style:family="paragraph" style:parent-style-name="Signature">
      <style:paragraph-properties style:snap-to-layout-grid="false"/>
      <style:text-properties fo:font-size="12pt" style:font-size-asian="12pt"/>
    </style:style>
    <style:style style:name="P25" style:family="paragraph" style:parent-style-name="Standard" style:list-style-name="WW8Num7">
      <style:text-properties fo:font-size="10pt" style:font-size-asian="10pt" style:font-size-complex="10pt"/>
    </style:style>
    <style:style style:name="P26" style:family="paragraph" style:parent-style-name="Standard" style:list-style-name="WW8Num5">
      <style:paragraph-properties fo:margin-left="1.085cm" fo:margin-right="0cm" fo:margin-top="0cm" fo:margin-bottom="0cm" style:contextual-spacing="false" fo:line-height="100%" fo:text-align="justify" style:justify-single-word="false" fo:hyphenation-ladder-count="no-limit" fo:text-indent="-0.635cm" style:auto-text-indent="false">
        <style:tab-stops>
          <style:tab-stop style:position="1.085cm"/>
        </style:tab-stops>
      </style:paragraph-properties>
      <style:text-properties fo:font-size="10pt" style:font-size-asian="10pt" style:font-size-complex="10pt" fo:hyphenate="false" fo:hyphenation-remain-char-count="2" fo:hyphenation-push-char-count="2"/>
    </style:style>
    <style:style style:name="P27" style:family="paragraph" style:parent-style-name="Standard" style:list-style-name="WW8Num6">
      <style:paragraph-properties fo:margin-top="0cm" fo:margin-bottom="0cm" style:contextual-spacing="false" fo:line-height="100%" fo:text-align="justify" style:justify-single-word="false" fo:hyphenation-ladder-count="no-limit">
        <style:tab-stops>
          <style:tab-stop style:position="1.27cm"/>
        </style:tab-stops>
      </style:paragraph-properties>
      <style:text-properties fo:font-size="10pt" style:font-size-asian="10pt" style:font-size-complex="10pt" fo:hyphenate="false" fo:hyphenation-remain-char-count="2" fo:hyphenation-push-char-count="2"/>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fo:text-transform="uppercase" fo:color="#775f55" fo:font-size="16pt" fo:letter-spacing="normal" style:font-size-asian="16pt" style:font-size-complex="16pt" style:font-weight-complex="normal"/>
    </style:style>
    <style:style style:name="P30" style:family="paragraph" style:parent-style-name="Paragraphe_20_de_20_liste" style:list-style-name="WW8Num14">
      <style:text-properties style:font-size-complex="10pt"/>
    </style:style>
    <style:style style:name="P31" style:family="paragraph" style:parent-style-name="Paragraphe_20_de_20_liste" style:list-style-name="WW8Num10"/>
    <style:style style:name="P32" style:family="paragraph" style:parent-style-name="Paragraphe_20_de_20_liste" style:list-style-name="WW8Num15"/>
    <style:style style:name="P33" style:family="paragraph" style:parent-style-name="Paragraphe_20_de_20_liste" style:list-style-name="WW8Num11">
      <style:text-properties style:font-name-asian="Tw Cen MT" style:language-asian="fr" style:country-asian="FR"/>
    </style:style>
    <style:style style:name="P34" style:family="paragraph" style:parent-style-name="Paragraphe_20_de_20_liste" style:list-style-name="WW8Num12"/>
    <style:style style:name="P35" style:family="paragraph" style:parent-style-name="Paragraphe_20_de_20_liste" style:list-style-name="WW8Num13">
      <style:paragraph-properties fo:margin-top="0cm" fo:margin-bottom="0cm" style:contextual-spacing="false" fo:line-height="100%" fo:text-align="justify" style:justify-single-word="false" fo:hyphenation-ladder-count="no-limit"/>
      <style:text-properties style:font-size-complex="10pt" fo:hyphenate="false" fo:hyphenation-remain-char-count="2" fo:hyphenation-push-char-count="2"/>
    </style:style>
    <style:style style:name="P36" style:family="paragraph" style:parent-style-name="Liste_20_à_20_puces_20_2">
      <style:text-properties fo:font-size="11pt" style:font-size-asian="11pt" style:font-size-complex="11pt"/>
    </style:style>
    <style:style style:name="P37" style:family="paragraph" style:parent-style-name="Liste_20_à_20_puces_20_2">
      <style:paragraph-properties fo:margin-left="1.886cm" fo:margin-right="0cm" fo:text-indent="-0.635cm" style:auto-text-indent="false"/>
      <style:text-properties fo:font-size="11pt" style:font-size-asian="11pt" style:font-size-complex="11pt"/>
    </style:style>
    <style:style style:name="P38" style:family="paragraph" style:parent-style-name="Liste_20_à_20_puces_20_3">
      <style:text-properties fo:font-size="11pt" style:font-size-asian="11pt" style:font-size-complex="11pt"/>
    </style:style>
    <style:style style:name="P39" style:family="paragraph" style:parent-style-name="Liste_20_à_20_puces_20_3" style:list-style-name="WW8Num16">
      <style:text-properties fo:font-size="11pt" style:font-size-asian="11pt" style:font-size-complex="11pt"/>
    </style:style>
    <style:style style:name="P40" style:family="paragraph" style:parent-style-name="Liste_20_à_20_puces_20_3">
      <style:text-properties fo:font-size="10pt" style:font-size-asian="10pt" style:font-size-complex="10pt"/>
    </style:style>
    <style:style style:name="P41" style:family="paragraph" style:parent-style-name="Liste_20_à_20_puces_20_3">
      <style:paragraph-properties fo:margin-left="2.159cm" fo:margin-right="0cm" fo:text-indent="-0.635cm" style:auto-text-indent="false"/>
      <style:text-properties fo:font-size="11pt" style:font-size-asian="11pt" style:font-size-complex="11pt"/>
    </style:style>
    <style:style style:name="P42" style:family="paragraph" style:parent-style-name="Liste_20_à_20_puces_20_3">
      <style:paragraph-properties fo:margin-left="2.794cm" fo:margin-right="0cm" fo:text-indent="-0.635cm" style:auto-text-indent="false"/>
      <style:text-properties fo:font-size="11pt" style:font-size-asian="11pt" style:font-size-complex="11pt"/>
    </style:style>
    <style:style style:name="P43" style:family="paragraph" style:parent-style-name="Liste_20_à_20_puces_20_3">
      <style:paragraph-properties fo:margin-left="1.524cm" fo:margin-right="0cm" fo:text-indent="-0.635cm" style:auto-text-indent="false"/>
      <style:text-properties fo:font-size="10pt" style:font-size-asian="10pt" style:font-size-complex="10pt"/>
    </style:style>
    <style:style style:name="P44" style:family="paragraph">
      <style:paragraph-properties style:writing-mode="lr-tb"/>
    </style:style>
    <style:style style:name="T1" style:family="text">
      <style:text-properties style:font-name-asian="Tw Cen MT" style:font-name-complex="Tw Cen MT"/>
    </style:style>
    <style:style style:name="T2" style:family="text">
      <style:text-properties fo:color="#800000"/>
    </style:style>
    <style:style style:name="T3" style:family="text">
      <style:text-properties fo:color="#800000" officeooo:rsid="001a0060"/>
    </style:style>
    <style:style style:name="T4" style:family="text">
      <style:text-properties fo:color="#ff0000"/>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808080" draw:textarea-horizontal-align="left" draw:textarea-vertical-align="top" draw:auto-grow-height="false" fo:padding-top="0.229cm" fo:padding-bottom="0.229cm" fo:padding-left="0.441cm" fo:padding-right="0.441cm" fo:wrap-option="wrap"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3"/>
          </table:table-cell>
          <table:table-cell table:style-name="Tableau1.B1" office:value-type="string">
            <text:p text:style-name="P23">LICENCE PRO SEICOM – MODULE <text:s/>37</text:p>
            <text:p text:style-name="Adresse_20_de_20_l_27_expéditeur">Auteur : Damien VERON, damien.veron@pentasonic.net</text:p>
          </table:table-cell>
        </table:table-row>
        <table:table-row table:style-name="Tableau1.2">
          <table:table-cell table:style-name="Tableau1.A2" office:value-type="string">
            <text:p text:style-name="Date">18/03/2013</text:p>
          </table:table-cell>
          <table:table-cell table:style-name="Tableau1.B2" office:value-type="string">
            <text:p text:style-name="P9">TP N°3 : Analyse et supervision réseau</text:p>
          </table:table-cell>
        </table:table-row>
        <table:table-row table:style-name="Tableau1.3">
          <table:table-cell table:style-name="Tableau1.A3" table:number-columns-spanned="2" office:value-type="string">
            <text:p text:style-name="P24"/>
            <text:list xml:id="list4570342176169336793" text:style-name="WW8Num4">
              <text:list-item>
                <text:p text:style-name="P36">Objectif :</text:p>
              </text:list-item>
              <text:list-item>
                <text:p text:style-name="P37">Apprendre à utiliser des outils d’analyse réseau</text:p>
              </text:list-item>
              <text:list-item>
                <text:p text:style-name="P37">Aborder la supervision réseau via Cacti</text:p>
              </text:list-item>
            </text:list>
          </table:table-cell>
          <table:covered-table-cell/>
        </table:table-row>
      </table:table>
      <text:p text:style-name="P4"><draw:custom-shape text:anchor-type="as-char" draw:z-index="1" draw:style-name="gr1" draw:text-style-name="P44" svg:width="15.999cm" svg:height="0.054cm"><text:p/><draw:enhanced-geometry svg:viewBox="0 0 21600 21600" draw:type="rectangle" draw:enhanced-path="M 0 0 L 21600 0 21600 21600 0 21600 0 0 Z N"/></draw:custom-shape></text:p>
      <text:list xml:id="list24738477409174990" text:style-name="WW8Num3">
        <text:list-item>
          <text:p text:style-name="P38">Préparation préalable au TP : aucune</text:p>
        </text:list-item>
        <text:list-item>
          <text:p text:style-name="P38">Condition de réalisation : </text:p>
        </text:list-item>
        <text:list-item>
          <text:p text:style-name="P41">Travail par binôme</text:p>
        </text:list-item>
        <text:list-item>
          <text:p text:style-name="P41">Pour chaque binôme: </text:p>
        </text:list-item>
        <text:list-item>
          <text:p text:style-name="P42">Une station de travail par étudiant</text:p>
        </text:list-item>
        <text:list-item>
          <text:p text:style-name="P38">Toutes les machines se branchent sur un même réseau IP.</text:p>
        </text:list-item>
        <text:list-item>
          <text:p text:style-name="P38">Chaque binome dispose d'un range de 10 adresses utilisables :</text:p>
        </text:list-item>
      </text:list>
      <text:list xml:id="list597162784091225569" text:style-name="WW8Num16">
        <text:list-item>
          <text:p text:style-name="P39">Groupe 1 : 192.168.12.1 à 192.168.12.10 (/24)</text:p>
        </text:list-item>
        <text:list-item>
          <text:p text:style-name="P39">Groupe 2 : 192.168.12.11 à 192.168.12.20 (/24)</text:p>
        </text:list-item>
        <text:list-item>
          <text:p text:style-name="P39">Groupe 3 : 192.168.12.21 à 192.168.12.30 (/24)</text:p>
        </text:list-item>
        <text:list-item>
          <text:p text:style-name="P39">Groupe 4 : 192.168.12.31 à 192.168.12.40 (/24)</text:p>
        </text:list-item>
        <text:list-item>
          <text:p text:style-name="P39">Groupe 5 : 192.168.12.41 à 192.168.12.50 (/24)</text:p>
        </text:list-item>
        <text:list-item>
          <text:p text:style-name="P39">Groupe 6 : 192.168.12.51 à 192.168.12.60 (/24)</text:p>
        </text:list-item>
      </text:list>
      <text:p text:style-name="Standard"><draw:custom-shape text:anchor-type="as-char" draw:z-index="0" draw:style-name="gr1" draw:text-style-name="P44" svg:width="15.999cm" svg:height="0.054cm"><text:p/><draw:enhanced-geometry svg:viewBox="0 0 21600 21600" draw:type="rectangle" draw:enhanced-path="M 0 0 L 21600 0 21600 21600 0 21600 0 0 Z N"/></draw:custom-shape></text:p>
      <text:p text:style-name="P11">Présentation générale</text:p>
      <text:p text:style-name="P6">Le thème proposé comme support pour les TP de ce module est la mise en place d'une maquette d'infrastructure sécurité qui doit offrir les services suivants :</text:p>
      <text:list xml:id="list6591752289412538026" text:style-name="WW8Num13">
        <text:list-item>
          <text:p text:style-name="P35">Connectivité d’une filiale au SI d’une entreprise</text:p>
        </text:list-item>
        <text:list-item>
          <text:p text:style-name="P35">Connectivé WiFi pour différentes populations (invités &amp; personnel)</text:p>
        </text:list-item>
        <text:list-item>
          <text:p text:style-name="P35">Analyse et supervision réseau</text:p>
        </text:list-item>
      </text:list>
      <text:p text:style-name="P5"/>
      <text:p text:style-name="P7">Fonctionnement du système :</text:p>
      <text:list xml:id="list97689374917022741" text:style-name="WW8Num5">
        <text:list-item>
          <text:p text:style-name="P26">La filiale est connectée à l’entreprise via la technologie VPN IPsec au travers d’un réseau externe.</text:p>
        </text:list-item>
        <text:list-item>
          <text:p text:style-name="P26">Les points d’accès WiFi (AP) permettent à différentes populations d’utilisateurs de se connecter, chacun ayant des autorisations spécifiques une fois connecté.</text:p>
        </text:list-item>
        <text:list-item>
          <text:p text:style-name="P26">Une solution d’analyse réseau doit permettre de visualiser les flux réseaux à différents points et d’offrir des données de métrologie.</text:p>
        </text:list-item>
      </text:list>
      <text:p text:style-name="P5"/>
      <text:p text:style-name="P7">Objectifs des 3 séances de travaux pratiques :</text:p>
      <text:list xml:id="list7379665113628099499" text:style-name="WW8Num6">
        <text:list-item>
          <text:p text:style-name="P27">Connaître les principaux éléments de sécurité sur un réseau informatique et <text:s/>leur mise en œuvre</text:p>
        </text:list-item>
        <text:list-item>
          <text:p text:style-name="P27">Comprendre les concepts de base de sécurisation d’un système d’information</text:p>
        </text:list-item>
        <text:list-item>
          <text:p text:style-name="P27">Maîtriser les méthodologies de mise en œuvre et de maintenance d'une architecture sécurité</text:p>
        </text:list-item>
      </text:list>
      <text:p text:style-name="P12"/>
      <text:p text:style-name="P10">Installation des applications complémentaires</text:p>
      <text:p text:style-name="P13">$ sudo apt-get install ntop cacti mz nmap telnetd dsniff snmpd nuttcp iftop</text:p>
      <text:p text:style-name="P13"/>
      <text:p text:style-name="P14">1. Nouveau mot de passe du superutilisateur de MySQL : rootsql</text:p>
      <text:p text:style-name="P14">2. Mot de passe de l'administrateur : admintop</text:p>
      <text:p text:style-name="P14">3. Type de serveur web : Apache2</text:p>
      <text:p text:style-name="P14">4. Faut-il configurer la base de données de cacti avec dbconfig-common ? oui</text:p>
      <text:p text:style-name="P14">5. Mot de passe de l'administrateur de la base de données : rootsql</text:p>
      <text:p text:style-name="P8"/>
      <text:p text:style-name="P15">L’architecture du TP N°3</text:p>
      <text:p text:style-name="P2"><draw:frame draw:style-name="fr1" draw:name="images1" text:anchor-type="as-char" svg:width="15.988cm" svg:height="9.529cm" draw:z-index="2"><draw:image xlink:href="Pictures/2000006000008A9A0000529ABA36C4D6.wmf" xlink:type="simple" xlink:show="embed" xlink:actuate="onLoad"/></draw:frame></text:p>
      <text:h text:style-name="P29" text:outline-level="2">Apprendre à utiliser des outils d’analyse réseau</text:h>
      <text:h text:style-name="Heading_20_2" text:outline-level="2">Analyse le « bruit de fond »</text:h>
      <text:p text:style-name="P5">Connectez-vous à votre sonde NTOP : http://localhost:3000</text:p>
      <text:list xml:id="list231160455537899" text:continue-list="list24738477409174990" text:style-name="WW8Num3">
        <text:list-item>
          <text:p text:style-name="P40"><text:span text:style-name="T1"><text:s text:c="3"/></text:span>Q1 : Quel est le top 5 des protocoles réseaux présents : …<text:span text:style-name="T2">TCP-UDP-ARP-IGMP</text:span>…………………………………………………………………………………………………………</text:p>
        </text:list-item>
        <text:list-item>
          <text:p text:style-name="P40"><text:span text:style-name="T1"><text:s text:c="3"/></text:span>Q2 : Quel est le top 5 des protocoles IP présents : ……<text:span text:style-name="T2">FTP-HTTP-SNMP-DHCP</text:span>……………………………………………………………………………………………………… <text:s text:c="5"/></text:p>
        </text:list-item>
      </text:list>
      <text:h text:style-name="Heading_20_2" text:outline-level="2">Générer du trafic http</text:h>
      <text:p text:style-name="P5">Avec l’application MZ, générer du trafic avec les caractéristiques suivantes :</text:p>
      <text:list xml:id="list6241219112400358541" text:style-name="WW8Num7">
        <text:list-item>
          <text:p text:style-name="P25">Adresse IP source : 192.168.120.1 </text:p>
        </text:list-item>
        <text:list-item>
          <text:p text:style-name="P25">Adresse IP destination : 192.168.124.1</text:p>
        </text:list-item>
        <text:list-item>
          <text:p text:style-name="P25">Port destination : tcp / 80</text:p>
        </text:list-item>
        <text:list-item>
          <text:p text:style-name="P25">Nombre de paquets : 1000000</text:p>
        </text:list-item>
      </text:list>
      <text:list xml:id="list231161354232200" text:continue-list="list231160455537899" text:style-name="WW8Num3">
        <text:list-item>
          <text:p text:style-name="P40">Q3 : Complétez <text:s/>la ligne de commande suivante (Aide : sudo mz –h)</text:p>
          <text:p text:style-name="P43">sudo mz <text:span text:style-name="T2">eth0 -c 1000000 -A 192.168.120.1 -B 192.168.124.1 –t tcp « dp=8</text:span><text:span text:style-name="T3">0 »</text:span> </text:p>
        </text:list-item>
      </text:list>
      <text:p text:style-name="P5">Visualiser le trafic généré via NTOP</text:p>
      <text:h text:style-name="Heading_20_2" text:outline-level="2">Lancer une découverte de votre environnement</text:h>
      <text:p text:style-name="P5">Avec l’application NMAP, vous pouvez analyser votre environnement IP. La commande suivante va permettre d’analyser l’ensemble du réseau 192.168.12.0/24 :</text:p>
      <text:p text:style-name="P5"><text:span text:style-name="T1"><text:s text:c="3"/></text:span>$ sudo nmap -T4 -A -v -PE -PS22,25,80 -PA21,23,80,3389 192.168.12.0/24</text:p>
      <text:p text:style-name="Paragraphe_20_de_20_liste">- T4 : rapidité du scan (0 à 5)</text:p>
      <text:p text:style-name="Paragraphe_20_de_20_liste">- A : Détection des OS et versions</text:p>
      <text:p text:style-name="Paragraphe_20_de_20_liste">- v : mode bavard</text:p>
      <text:p text:style-name="Paragraphe_20_de_20_liste">- PE : découverte par ICMP</text:p>
      <text:p text:style-name="Paragraphe_20_de_20_liste">- PS et PA: analyse de ports donnés</text:p>
      <text:list xml:id="list231161906064047" text:continue-numbering="true" text:style-name="WW8Num3">
        <text:list-item>
          <text:p text:style-name="P40"><text:span text:style-name="T1"><text:s text:c="3"/></text:span>Q4 : Quelles machines avez-vous découvertes ? ………………………………………………………………………………………………………………………………………………………………………………………………………………………………………………………………………………………………………………………………………</text:p>
        </text:list-item>
        <text:list-item>
          <text:p text:style-name="P40"><text:span text:style-name="T1"><text:s text:c="3"/></text:span>Q5 : Quelles informations peut-on recueillir ? ……………………………………………………………………………………………………………<text:soft-page-break/>…………………………………………………………………………………………………………………………………………………………………………………………………………………………</text:p>
        </text:list-item>
      </text:list>
      <text:h text:style-name="Heading_20_2" text:outline-level="2">Exemple de capture de mot de passe telnet</text:h>
      <text:p text:style-name="P16">Lancer l'outil de capture des mots de passe :</text:p>
      <text:p text:style-name="P18">$ sudo dsniff -i eth0</text:p>
      <text:p text:style-name="P18"/>
      <text:p text:style-name="P16">Demander à votre binôme de se connecter à votre station en telnet et réciproquement.</text:p>
      <text:p text:style-name="P21">Attendre le exit pour voir le mot de passe !</text:p>
      <text:p text:style-name="P16"/>
      <text:h text:style-name="Heading_20_2" text:outline-level="2">Mesure de débits réseaux</text:h>
      <text:p text:style-name="P16">La mesure d’un débit réseau se réalise entre deux équipements qui disposent de l’application nuttcp (un en mode serveur, un en mode client).</text:p>
      <text:p text:style-name="P16"/>
      <text:p text:style-name="P19">Lancement du mode serveur</text:p>
      <text:p text:style-name="P16">$ sudo nuttcp –S --nofork</text:p>
      <text:p text:style-name="P16"/>
      <text:p text:style-name="P16">Le transfert consiste à envoyer (mode –t) ou recevoir (mode –r) des données du client vers le serveur sur les ports de communication suivants :</text:p>
      <text:list xml:id="list2053931222061385380" text:style-name="WW8Num14">
        <text:list-item>
          <text:p text:style-name="P30">Tcp/5000 (contrôle)</text:p>
        </text:list-item>
        <text:list-item>
          <text:p text:style-name="P30">Tcp/5001 (données)</text:p>
        </text:list-item>
      </text:list>
      <text:p text:style-name="P16"/>
      <text:p text:style-name="P19">Lancement du mode client (tcp)</text:p>
      <text:p text:style-name="P16">$ sudo nuttcp –b –t IP_du_serveur</text:p>
      <text:list xml:id="list231159993921773" text:continue-list="list231161906064047" text:style-name="WW8Num3">
        <text:list-item>
          <text:p text:style-name="P40"><text:span text:style-name="T1"><text:s text:c="3"/></text:span>Q6 : Quel est le débit (upload) mesuré ? ……………………………………………</text:p>
        </text:list-item>
      </text:list>
      <text:p text:style-name="P16">$ sudo nuttcp –b –t IP_du_serveur</text:p>
      <text:list xml:id="list231161616699979" text:continue-numbering="true" text:style-name="WW8Num3">
        <text:list-item>
          <text:p text:style-name="P40"><text:span text:style-name="T1"><text:s text:c="3"/></text:span>Q6 : Quel est le débit (download) mesuré ? ……………………………………………</text:p>
        </text:list-item>
      </text:list>
      <text:p text:style-name="P19">Lancement du mode client (udp)</text:p>
      <text:p text:style-name="Paragraphe_20_de_20_liste">La valeur –R 80000 correspond au débit en kbps que l’on souhaite tester.</text:p>
      <text:p text:style-name="P16">$ sudo nuttcp –b –u –R 80000 –t IP_du_serveur</text:p>
      <text:list xml:id="list231161548721855" text:continue-numbering="true" text:style-name="WW8Num3">
        <text:list-item>
          <text:p text:style-name="P40"><text:span text:style-name="T1"><text:s text:c="3"/></text:span>Q7 : Quel est le débit mesuré ? ……………………………………………</text:p>
        </text:list-item>
        <text:list-item>
          <text:p text:style-name="P40"><text:span text:style-name="T1"><text:s text:c="3"/></text:span>Q8 : Que se passe-t-il si la valeur –R est supérieure à celle de l’interface réseau ? <text:soft-page-break/>…………………………………………………………………………………………………………………………………………………………………………………………………………………………</text:p>
        </text:list-item>
      </text:list>
      <text:p text:style-name="Standard"/>
      <text:p text:style-name="Standard"/>
      <text:p text:style-name="Standard"/>
      <text:p text:style-name="P22">Aborder la supervision réseau via Cacti</text:p>
      <text:h text:style-name="Heading_20_2" text:outline-level="2">Configurer SNMP</text:h>
      <text:p text:style-name="Paragraphe_20_de_20_liste">Editer le fichier /etc/snmp/snmpd.conf.</text:p>
      <text:list xml:id="list74187339779539138" text:style-name="WW8Num10">
        <text:list-item>
          <text:p text:style-name="P31">Commentez la ligne : "agentAddress udp :127.0.0.1:161"</text:p>
        </text:list-item>
        <text:list-item>
          <text:p text:style-name="P31">Décommentez la ligne : "rocommunity public <text:s/>localhost"</text:p>
        </text:list-item>
        <text:list-item>
          <text:p text:style-name="P31">En dessous, ajoutez la ligne : "rocommunity public <text:s/>192.168.12.0/24"</text:p>
        </text:list-item>
        <text:list-item>
          <text:p text:style-name="P31">Redémarrez le service SNMP (sudo /etc/init.d/snmpd restart)</text:p>
        </text:list-item>
      </text:list>
      <text:h text:style-name="Heading_20_2" text:outline-level="2">Tester la connectivité SNMP</text:h>
      <text:p text:style-name="Paragraphe_20_de_20_liste">Executer la commande suivante en renseignant vos paramètres :</text:p>
      <text:p text:style-name="P17">$ snmpwalk –v 2c –c xxxxxx adresse_ip 1.3.6.1.2.1.1</text:p>
      <text:list xml:id="list492978700114787633" text:style-name="WW8Num15">
        <text:list-item>
          <text:p text:style-name="P32">-v : version</text:p>
        </text:list-item>
        <text:list-item>
          <text:p text:style-name="P32">-c : communauté SNMP</text:p>
        </text:list-item>
      </text:list>
      <text:list xml:id="list231160168269679" text:continue-list="list231161548721855" text:style-name="WW8Num3">
        <text:list-item>
          <text:p text:style-name="P40"><text:span text:style-name="T1"><text:s text:c="3"/></text:span>Q9 : Quelles informations pouvez-vous recueillir ? …………………………………………………………………………………………………………………………………………………………………………………………………………………………</text:p>
        </text:list-item>
      </text:list>
      <text:h text:style-name="Heading_20_2" text:outline-level="2">Configurer de cacti</text:h>
      <text:p text:style-name="P20">Pour Illustrer la capacité de création de graphes et de stockage des données de Cacti, pour ce TP nous allons collecter les informations pour les paramètres suivants de la machine de TP : charge, bande passante sur les interfaces réseaux, taux d'occupation d'un point de montage.</text:p>
      <text:p text:style-name="P20"><text:a xlink:type="simple" xlink:href="http://localhost/cacti">http://localhost/cacti</text:a><text:span text:style-name="T4"> login : admin, mdp : admin</text:span></text:p>
      <text:p text:style-name="P20">La première étape de configuration consiste à déclarer la machine à Cacti. Ceci se fait dans la section 'devices', ou l'on choisit 'add'. L'écran nous demande de remplir certains champs, ceux qui nous intéressent sont :</text:p>
      <text:list xml:id="list2585181694539594856" text:style-name="WW8Num11">
        <text:list-item>
          <text:p text:style-name="P33">Description : 'machine de tp'</text:p>
        </text:list-item>
        <text:list-item>
          <text:p text:style-name="P33">Hostname : addresse IP ou nom d'hôte de la machine</text:p>
        </text:list-item>
        <text:list-item>
          <text:p text:style-name="P33">Host template : Cacti possède des modèles tout faits pour certains type d'équipements, voir la liste déroulante, dans notre cas ou dans le cas d'un équipement qui n'aurait pas de modèle prêt ou séléctionne 'Generic SNMP-enabled host'</text:p>
        </text:list-item>
        <text:list-item>
          <text:p text:style-name="P33">SNMP community : communauté SNMP que nous avons défini dans le snmpd.conf.</text:p>
        </text:list-item>
        <text:list-item>
          <text:p text:style-name="P33">SNMP Version : 1</text:p>
        </text:list-item>
      </text:list>
      <text:p text:style-name="P20">On peut alors utiliser le bouton 'create' qui va créer en arrière-plan la configuration de Cacti pour cet hôte. Si vous retournez dans la console globale, dans 'Devices', vous devriez voir la machine que vous venez de déclarer.</text:p>
      <text:p text:style-name="P20"><text:soft-page-break/></text:p>
      <text:p text:style-name="P20">Maintenant il faut dire à Cacti quoi monitorer sur cette machine. Toujours dans 'Devices', sélectionner la machine, en cliquant sur son nom.</text:p>
      <text:p text:style-name="P20"/>
      <text:p text:style-name="P20">Première information, si votre agent SNMP est bien configuré, vous devriez voir le descriptif de la machine dans le coin supérieur gauche.</text:p>
      <text:p text:style-name="P20"/>
      <text:p text:style-name="P16">Plus bas sur cet écran nous allons configurer ce qui doit être monitoré dans les sections : 'associated graphs templates' et 'associated data queries'. Les graphes templates vous permettront en choisissant simplement dans la liste et en faisant 'add' un type de graphique prédéfini. Le nom des templates est suffisamment explicite. Choisisser certains templates judicieux pour monitorer votre machine.</text:p>
      <text:p text:style-name="P16"/>
      <text:p text:style-name="P16">Les data queries comportent des modèles de requêtes que Cacti va effectuer, mais il n'en exploitera que la partie spécifiée dans la configuration. Un exemple : la requête 'SNMP get mounted partitions' récupérera toutes les partitions montées, à nous ensuite de choisir lesquelles ont souhaite grapher. Parmi les data queries intéressantes que l'on va selectionner : 'SNMP get mounted partitions' ; 'SNMP</text:p>
      <text:p text:style-name="P16">Interface statistics' . Sauvez votre configuration avec 'Save'.</text:p>
      <text:p text:style-name="P16"/>
      <text:p text:style-name="P16">Pour l'instant Cacti collecte des informations sur les paramètres que nous lui avons précisé, par contre il ne nous les affiche pas encore sous forme de graphiques. Toujours dans l'écran d'un hôte, dans le coin supérieur droit utilisez 'Create graphs for this host'.</text:p>
      <text:p text:style-name="P16"/>
      <text:p text:style-name="P16">Vous obtenez un écran qui synthétise tout ce que Cacti collecte, il suffit de sélectionner les lignes adéquates et de faire 'create' pour qu'il construise les bons graphes.</text:p>
      <text:p text:style-name="P16"/>
      <text:p text:style-name="P16">Enfin dernière étape, ranger les données. Cacti permet de classer les vues de graphiques en arbre, dans la console sous 'graphs tree', l'utilisation est très intuitive.</text:p>
      <text:p text:style-name="P16"/>
      <text:p text:style-name="P19">Ajoutez ainsi les machines de chaque binôme et organisez les graphiques.</text:p>
      <text:p text:style-name="P19"/>
      <text:list xml:id="list231160094443097" text:continue-list="list231160168269679" text:style-name="WW8Num3">
        <text:list-header>
          <text:p text:style-name="P43"/>
        </text:list-header>
        <text:list-item>
          <text:p text:style-name="P40">Q10 : Que pouvez-vous conclure quant à l’utilisation de ce type d’outil ? …………………………………………………………………………………………………………………………………………………………………………………………………………………………<text:soft-page-break/>……………………………………………………………………………………………………………………………………………………………………………………………………………………………………………………………………………………………………………………………………………………………………………………………………………………………………………………………………………………………………………………………………………………………………………………………………………………………………………………………………………………………………………………………………………………………………………………………………………………………………………………………………………………………………………………………………………………………………………………………………………………………………………………………………………………………………………………………………………………………………………………………………………………………………………………………………………………………………………………………………………………………………………………………………………………………………………………………………………………………………………………………………………………………………………………………………………………………………………………………………………………………………………………………………………………………………………………………………………………………………………………………………………………………………………………………………………………………………………………………………………………………………………………………………………………………………………………………………………………………………………………………………………………………………………………………………………………………………………………………………………………………………………………………………………………………………………………………………………………………………</text:p>
        </text:list-item>
      </text:list>
      <text:h text:style-name="P28" text:outline-level="2">Questions complémentaires :</text:h>
      <text:list xml:id="list231161016534318" text:continue-numbering="true" text:style-name="WW8Num3">
        <text:list-item>
          <text:p text:style-name="P40">Q11 : Quelle est l’adresse IP de la station enseignant ? …………………………………………………………………………………………………………………………………………………………………………………………………………………………</text:p>
        </text:list-item>
        <text:list-item>
          <text:p text:style-name="P40">Q12 : Quels services réseaux sont accessibles ? …………………………………………………………………………………………………………………………………………………………………………………………………………………………</text:p>
        </text:list-item>
        <text:list-item>
          <text:p text:style-name="P40">Q13 : Quelles informations avez-vous pu recueillir sur les caractéristiques de cette machine ? ……………………………………………………………………………………………………………………………………………………………………………………………………………………………………………………………………………………………………………………………………………………………………………………………………………………………………………………………………………………………………………………………………………………………………………………………………………………………………………………………………………………………………………………………………………………………………………………………………………………………………………………………………………………………………………………………………………………………………………………………………………………………………………………………………………………………………………………………………</text:p>
        </text:list-item>
      </text:list>
      <text:p text:style-name="P19"/>
      <text:h text:style-name="Heading_20_2" text:outline-level="2">Pour aller plus loin</text:h>
      <text:p text:style-name="Paragraphe_20_de_20_liste">Intégrer votre serveur de supervision à l’architecture déployée depuis le début :</text:p>
      <text:list xml:id="list3060611999438991721" text:style-name="WW8Num12">
        <text:list-item>
          <text:p text:style-name="P34">Parefeu m0n0wall</text:p>
        </text:list-item>
        <text:list-item>
          <text:p text:style-name="P34">Point d’accès WLAN</text:p>
        </text:list-item>
        <text:list-item>
          <text:p text:style-name="P34">Station d’administratio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HG Mincho Light J" svg:font-family="'HG Mincho Light J', 'Times New Roman'" style:font-pitch="variable"/>
    <style:font-face style:name="OpenSymbol" svg:font-family="OpenSymbol" style:font-pitch="variable"/>
    <style:font-face style:name="Times New Roman" svg:font-family="'Times New Roman'" style:font-family-generic="roman" style:font-pitch="variable"/>
    <style:font-face style:name="Arial Narrow" svg:font-family="'Arial Narrow'" style:font-family-generic="swiss" style:font-pitch="variable"/>
    <style:font-face style:name="Tahoma" svg:font-family="Tahoma" style:font-family-generic="swiss" style:font-pitch="variable"/>
    <style:font-face style:name="Tw Cen MT" svg:font-family="'Tw Cen MT'"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8cm" style:contextual-spacing="false" fo:line-height="110%" fo:orphans="2" fo:widows="2" style:writing-mode="lr-tb"/>
      <style:text-properties style:use-window-font-color="true" style:font-name="Tw Cen MT" fo:font-family="'Tw Cen MT'" style:font-family-generic="swiss" style:font-pitch="variable" fo:font-size="11.5pt" fo:language="fr" fo:country="FR"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Heading" style:family="paragraph" style:parent-style-name="Standard" style:next-style-name="Text_20_body" style:class="text">
      <style:paragraph-properties fo:margin-top="0cm" fo:margin-bottom="0cm" style:contextual-spacing="false" fo:line-height="100%"/>
      <style:text-properties fo:color="#775f55" fo:font-size="36pt" style:font-size-asian="36pt" style:font-size-complex="36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text-properties fo:text-transform="uppercase"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529cm" fo:margin-bottom="0.141cm" style:contextual-spacing="false" fo:line-height="100%"/>
      <style:text-properties fo:text-transform="uppercase" fo:color="#775f55"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423cm" fo:margin-bottom="0.141cm" style:contextual-spacing="false"/>
      <style:text-properties fo:color="#94b6d2" fo:font-size="14pt" fo:letter-spacing="0.035cm"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style:text-properties fo:color="#000000" fo:letter-spacing="0.018cm"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cm" style:contextual-spacing="false"/>
      <style:text-properties fo:text-transform="uppercase" fo:font-size="11pt" fo:letter-spacing="0.025cm" style:font-size-asian="11pt" style:font-size-complex="11pt"/>
    </style:style>
    <style:style style:name="Heading_20_5" style:display-name="Heading 5" style:family="paragraph" style:parent-style-name="Standard" style:next-style-name="Standard" style:default-outline-level="5" style:class="text">
      <style:paragraph-properties fo:margin-top="0.353cm" fo:margin-bottom="0cm" style:contextual-spacing="false"/>
      <style:text-properties fo:color="#775f55" fo:letter-spacing="0.018cm"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top="0cm" fo:margin-bottom="0cm" style:contextual-spacing="false"/>
      <style:text-properties fo:color="#dd8047" fo:letter-spacing="0.018cm"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top="0cm" fo:margin-bottom="0cm" style:contextual-spacing="false"/>
      <style:text-properties fo:font-variant="small-caps" fo:color="#000000" fo:letter-spacing="0.018cm"/>
    </style:style>
    <style:style style:name="Heading_20_8" style:display-name="Heading 8" style:family="paragraph" style:parent-style-name="Standard" style:next-style-name="Standard" style:default-outline-level="8" style:class="text">
      <style:paragraph-properties fo:margin-top="0cm" fo:margin-bottom="0cm" style:contextual-spacing="false"/>
      <style:text-properties fo:color="#94b6d2" fo:font-size="12pt" fo:letter-spacing="0.018cm" fo:font-style="italic" fo:font-weight="bold" style:font-size-asian="12pt" style:font-style-asian="italic" style:font-weight-asian="bold" style:font-size-complex="12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cm" fo:margin-bottom="0cm" style:contextual-spacing="false"/>
      <style:text-properties fo:text-transform="uppercase" fo:color="#a5ab81" fo:font-size="10pt" fo:letter-spacing="0.071cm" fo:font-weight="bold" style:font-size-asian="10pt" style:font-weight-asian="bold" style:font-weight-complex="bold"/>
    </style:style>
    <style:style style:name="Salutations" style:family="paragraph" style:parent-style-name="Standard" style:next-style-name="Standard">
      <style:paragraph-properties fo:margin-top="0.706cm" fo:margin-bottom="0.564cm" style:contextual-spacing="false" fo:line-height="100%"/>
      <style:text-properties fo:font-weight="bold" style:font-weight-asian="bold" style:font-weight-complex="bold"/>
    </style:style>
    <style:style style:name="Sans_20_interligne" style:display-name="Sans interligne" style:family="paragraph" style:parent-style-name="Standard">
      <style:paragraph-properties fo:margin-top="0cm" fo:margin-bottom="0cm" style:contextual-spacing="false" fo:line-height="100%"/>
    </style:style>
    <style:style style:name="Adresse_20_de_20_l_27_expéditeur" style:display-name="Adresse de l'expéditeur" style:family="paragraph" style:parent-style-name="Sans_20_interligne">
      <style:paragraph-properties fo:margin-top="0cm" fo:margin-bottom="0.353cm" style:contextual-spacing="false"/>
      <style:text-properties fo:color="#775f55"/>
    </style:style>
    <style:style style:name="Adresse_20_du_20_destinataire" style:display-name="Adresse du destinataire" style:family="paragraph" style:parent-style-name="Sans_20_interligne">
      <style:paragraph-properties fo:margin-top="0.423cm" fo:margin-bottom="0cm" style:contextual-spacing="false"/>
      <style:text-properties fo:color="#775f55"/>
    </style:style>
    <style:style style:name="Date" style:family="paragraph" style:parent-style-name="Sans_20_interligne" style:next-style-name="Standard">
      <style:paragraph-properties fo:text-align="center" style:justify-single-word="false"/>
      <style:text-properties fo:color="#ffffff" fo:font-weight="bold" style:font-weight-asian="bold" style:font-weight-complex="bold"/>
    </style:style>
    <style:style style:name="Texte_20_de_20_bulles" style:display-name="Texte de bulles" style:family="paragraph" style:parent-style-name="Standard">
      <style:text-properties fo:font-size="8pt" style:font-size-asian="8pt" style:font-name-complex="Tahoma" style:font-family-complex="Tahoma" style:font-family-generic-complex="swiss" style:font-pitch-complex="variable" style:font-size-complex="8pt"/>
    </style:style>
    <style:style style:name="Normal_20_centré" style:display-name="Normal centré" style:family="paragraph">
      <style:paragraph-properties fo:margin-left="2.54cm" fo:margin-right="2.54cm" fo:margin-top="0cm" fo:margin-bottom="0.494cm" style:contextual-spacing="false" fo:text-align="justify" style:justify-single-word="false" fo:orphans="2" fo:widows="2" fo:text-indent="0cm" style:auto-text-indent="false" fo:padding-left="0cm" fo:padding-right="0cm" fo:padding-top="0.353cm" fo:padding-bottom="0.353cm" fo:border-left="none" fo:border-right="none" fo:border-top="0.26pt solid #c0c0c0" fo:border-bottom="3pt solid #c0c0c0"/>
      <style:text-properties fo:color="#7f7f7f" style:font-name="Tw Cen MT" fo:font-family="'Tw Cen MT'" style:font-family-generic="swiss"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Formule_20_de_20_politesse" style:display-name="Formule de politesse" style:family="paragraph" style:parent-style-name="Standard">
      <style:paragraph-properties fo:margin-top="1.693cm" fo:margin-bottom="1.693cm" style:contextual-spacing="false"/>
    </style:style>
    <style:style style:name="Footer" style:family="paragraph" style:parent-style-name="Standard" style:class="extra"/>
    <style:style style:name="Header" style:family="paragraph" style:parent-style-name="Standard" style:class="extra"/>
    <style:style style:name="Citation_20_intense" style:display-name="Citation intense" style:family="paragraph" style:parent-style-name="Standard">
      <style:paragraph-properties fo:margin-left="1.27cm" fo:margin-right="1.27cm" fo:margin-top="0.529cm" fo:margin-bottom="0.529cm" style:contextual-spacing="false" fo:text-indent="0cm" style:auto-text-indent="false" fo:background-color="#ffffff">
        <style:background-image/>
      </style:paragraph-properties>
      <style:text-properties fo:color="#dd8047" fo:font-weight="bold" style:font-weight-asian="bold" style:font-weight-complex="bold"/>
    </style:style>
    <style:style style:name="Liste_20_2" style:display-name="Liste 2" style:family="paragraph" style:parent-style-name="Standard">
      <style:paragraph-properties fo:margin-left="1.27cm" fo:margin-right="0cm" fo:text-indent="-0.635cm" style:auto-text-indent="false"/>
    </style:style>
    <style:style style:name="Liste_20_à_20_puces" style:display-name="Liste à puces" style:family="paragraph" style:parent-style-name="Standard" style:list-style-name="WW8Num9">
      <style:text-properties fo:font-size="12pt" style:font-size-asian="12pt" style:font-size-complex="12pt"/>
    </style:style>
    <style:style style:name="Liste_20_à_20_puces_20_2" style:display-name="Liste à puces 2" style:family="paragraph" style:parent-style-name="Standard" style:list-style-name="WW8Num4">
      <style:text-properties fo:color="#94b6d2"/>
    </style:style>
    <style:style style:name="Liste_20_à_20_puces_20_3" style:display-name="Liste à puces 3" style:family="paragraph" style:parent-style-name="Standard" style:list-style-name="WW8Num3">
      <style:text-properties fo:color="#dd8047"/>
    </style:style>
    <style:style style:name="Liste_20_à_20_puces_20_4" style:display-name="Liste à puces 4" style:family="paragraph" style:parent-style-name="Standard" style:list-style-name="WW8Num2">
      <style:text-properties fo:text-transform="uppercase" fo:letter-spacing="0.007cm"/>
    </style:style>
    <style:style style:name="Liste_20_à_20_puces_20_5" style:display-name="Liste à puces 5" style:family="paragraph" style:parent-style-name="Standard" style:list-style-name="WW8Num1"/>
    <style:style style:name="Paragraphe_20_de_20_liste" style:display-name="Paragraphe de liste" style:family="paragraph" style:parent-style-name="Standard">
      <style:paragraph-properties fo:margin-left="1.27cm" fo:margin-right="0cm" fo:text-indent="0cm" style:auto-text-indent="false"/>
      <style:text-properties fo:font-size="10pt" style:font-size-asian="10pt"/>
    </style:style>
    <style:style style:name="Quotations" style:family="paragraph" style:parent-style-name="Standard" style:class="html">
      <style:text-properties fo:font-variant="small-caps" fo:color="#775f55" fo:letter-spacing="0.011cm" fo:font-style="italic" style:font-style-asian="italic" style:font-style-complex="italic"/>
    </style:style>
    <style:style style:name="Subtitle" style:family="paragraph" style:parent-style-name="Standard" style:next-style-name="Text_20_body" style:class="chapter">
      <style:paragraph-properties fo:margin-top="0cm" fo:margin-bottom="1.27cm" style:contextual-spacing="false" fo:line-height="100%"/>
      <style:text-properties fo:text-transform="uppercase" fo:color="#dd8047" style:font-name="Tw Cen MT" fo:font-family="'Tw Cen MT'" style:font-family-generic="swiss" style:font-pitch="variable" fo:font-size="12pt" fo:letter-spacing="0.088cm"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Table_20_des_20_références_20_juridiques" style:display-name="Table des références juridiques" style:family="paragraph" style:parent-style-name="Standard" style:next-style-name="Standard">
      <style:paragraph-properties fo:margin-left="0.388cm" fo:margin-right="0cm" fo:text-indent="-0.388cm" style:auto-text-indent="false"/>
    </style:style>
    <style:style style:name="Contents_20_1" style:display-name="Contents 1" style:family="paragraph" style:parent-style-name="Standard" style:next-style-name="Standard" style:class="index">
      <style:paragraph-properties fo:margin-top="0.318cm" fo:margin-bottom="0.071cm" style:contextual-spacing="false" fo:line-height="100%"/>
      <style:text-properties fo:text-transform="uppercase" fo:color="#775f55" fo:language="none" fo:country="none" fo:font-weight="bold" style:language-asian="none" style:country-asian="none" style:font-weight-asian="bold" style:font-weight-complex="bold"/>
    </style:style>
    <style:style style:name="Contents_20_2" style:display-name="Contents 2" style:family="paragraph" style:parent-style-name="Standard" style:next-style-name="Standard" style:class="index">
      <style:paragraph-properties fo:margin-left="0.254cm" fo:margin-right="0cm" fo:margin-top="0cm" fo:margin-bottom="0.071cm" style:contextual-spacing="false" fo:line-height="100%" fo:text-indent="0cm" style:auto-text-indent="false"/>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508cm" fo:margin-right="0cm" fo:margin-top="0cm" fo:margin-bottom="0.071cm" style:contextual-spacing="false" fo:line-height="100%" fo:text-indent="0cm" style:auto-text-indent="false"/>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0.762cm" fo:margin-right="0cm" fo:margin-top="0cm" fo:margin-bottom="0.071cm" style:contextual-spacing="false" fo:line-height="100%" fo:text-indent="0cm" style:auto-text-indent="false"/>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1.016cm" fo:margin-right="0cm" fo:margin-top="0cm" fo:margin-bottom="0.071cm" style:contextual-spacing="false" fo:line-height="100%" fo:text-indent="0cm" style:auto-text-indent="false"/>
      <style:text-properties fo:language="none" fo:country="none" style:language-asian="none" style:country-asian="none"/>
    </style:style>
    <style:style style:name="Contents_20_6" style:display-name="Contents 6" style:family="paragraph" style:parent-style-name="Standard" style:next-style-name="Standard" style:class="index">
      <style:paragraph-properties fo:margin-left="1.27cm" fo:margin-right="0cm" fo:margin-top="0cm" fo:margin-bottom="0.071cm" style:contextual-spacing="false" fo:line-height="100%" fo:text-indent="0cm" style:auto-text-indent="false"/>
      <style:text-properties fo:language="none" fo:country="none" style:language-asian="none" style:country-asian="none"/>
    </style:style>
    <style:style style:name="Contents_20_7" style:display-name="Contents 7" style:family="paragraph" style:parent-style-name="Standard" style:next-style-name="Standard" style:class="index">
      <style:paragraph-properties fo:margin-left="1.524cm" fo:margin-right="0cm" fo:margin-top="0cm" fo:margin-bottom="0.071cm" style:contextual-spacing="false" fo:line-height="100%" fo:text-indent="0cm" style:auto-text-indent="false"/>
      <style:text-properties fo:language="none" fo:country="none" style:language-asian="none" style:country-asian="none"/>
    </style:style>
    <style:style style:name="Contents_20_8" style:display-name="Contents 8" style:family="paragraph" style:parent-style-name="Standard" style:next-style-name="Standard" style:class="index">
      <style:paragraph-properties fo:margin-left="1.778cm" fo:margin-right="0cm" fo:margin-top="0cm" fo:margin-bottom="0.071cm" style:contextual-spacing="false" fo:line-height="100%" fo:text-indent="0cm" style:auto-text-indent="false"/>
      <style:text-properties fo:language="none" fo:country="none" style:language-asian="none" style:country-asian="none"/>
    </style:style>
    <style:style style:name="Contents_20_9" style:display-name="Contents 9" style:family="paragraph" style:parent-style-name="Standard" style:next-style-name="Standard" style:class="index">
      <style:paragraph-properties fo:margin-left="2.032cm" fo:margin-right="0cm" fo:margin-top="0cm" fo:margin-bottom="0.071cm" style:contextual-spacing="false" fo:line-height="100%" fo:text-indent="0cm" style:auto-text-indent="false"/>
      <style:text-properties fo:language="none" fo:country="none" style:language-asian="none" style:country-asian="none"/>
    </style:style>
    <style:style style:name="Nom_20_de_20_la_20_société" style:display-name="Nom de la société" style:family="paragraph" style:parent-style-name="Standard">
      <style:paragraph-properties fo:margin-top="0cm" fo:margin-bottom="0cm" style:contextual-spacing="false"/>
      <style:text-properties fo:color="#775f55" fo:font-size="14pt" fo:font-weight="bold" style:font-size-asian="14pt" style:font-weight-asian="bold" style:font-size-complex="14pt" style:font-weight-complex="bold"/>
    </style:style>
    <style:style style:name="Signature" style:family="paragraph" style:parent-style-name="Standard" style:class="text">
      <style:text-properties fo:font-weight="bold" style:font-weight-asian="bold" style:font-weight-complex="bold"/>
    </style:style>
    <style:style style:name="En-tête_20_de_20_page_20_paire" style:display-name="En-tête de page paire" style:family="paragraph" style:parent-style-name="Sans_20_interligne">
      <style:text-properties fo:color="#775f55" fo:font-size="10pt" fo:font-weight="bold" style:font-size-asian="10pt" style:font-weight-asian="bold" style:font-weight-complex="bold"/>
    </style:style>
    <style:style style:name="Pied_20_de_20_page_20_paire" style:display-name="Pied de page paire" style:family="paragraph" style:parent-style-name="Standard">
      <style:text-properties fo:color="#775f55" fo:font-size="10pt" style:font-size-asian="10pt" style:font-size-complex="10pt"/>
    </style:style>
    <style:style style:name="En-tête_20_de_20_page_20_impaire" style:display-name="En-tête de page impaire" style:family="paragraph" style:parent-style-name="Sans_20_interligne">
      <style:paragraph-properties fo:text-align="end" style:justify-single-word="false"/>
      <style:text-properties fo:color="#775f55" fo:font-size="10pt" fo:font-weight="bold" style:font-size-asian="10pt" style:font-weight-asian="bold" style:font-weight-complex="bold"/>
    </style:style>
    <style:style style:name="Pied_20_de_20_page_20_impaire" style:display-name="Pied de page impaire" style:family="paragraph" style:parent-style-name="Standard">
      <style:paragraph-properties fo:text-align="end" style:justify-single-word="false"/>
      <style:text-properties fo:color="#775f55" fo:font-size="10pt" style:font-size-asian="10pt" style:font-size-complex="10pt"/>
    </style:style>
    <style:style style:name="_35__20_Texte" style:display-name="5 Texte" style:family="paragraph" style:parent-style-name="Standard">
      <style:paragraph-properties fo:margin-top="0.101cm" fo:margin-bottom="0.101cm" style:contextual-spacing="false" fo:line-height="100%" fo:text-align="justify" style:justify-single-word="false" fo:hyphenation-ladder-count="no-limit"/>
      <style:text-properties fo:color="#000000" style:font-name="Arial Narrow" fo:font-family="'Arial Narrow'" style:font-family-generic="swiss" style:font-pitch="variable" fo:font-size="10pt" style:font-name-asian="HG Mincho Light J" style:font-family-asian="'HG Mincho Light J', 'Times New Roman'" style:font-pitch-asian="variable" style:font-size-asian="10pt" style:font-name-complex="Times New Roman" style:font-family-complex="'Times New Roman'" style:font-family-generic-complex="roman" style:font-pitch-complex="variable" style:font-size-complex="12pt" fo:hyphenate="false" fo:hyphenation-remain-char-count="2" fo:hyphenation-push-char-count="2"/>
    </style:style>
    <style:style style:name="Table_20_Contents" style:display-name="Table Contents" style:family="paragraph" style:parent-style-name="Text_20_body" style:class="extra">
      <style:paragraph-properties fo:line-height="100%" fo:text-align="justify" style:justify-single-word="false" fo:hyphenation-ladder-count="no-limit" text:number-lines="false" text:line-number="0"/>
      <style:text-properties fo:color="#000000" style:font-name="Arial Narrow" fo:font-family="'Arial Narrow'" style:font-family-generic="swiss" style:font-pitch="variable" fo:font-size="10pt" style:font-name-asian="HG Mincho Light J" style:font-family-asian="'HG Mincho Light J', 'Times New Roman'" style:font-pitch-asian="variable" style:font-size-asian="10pt" style:font-name-complex="Times New Roman" style:font-family-complex="'Times New Roman'" style:font-family-generic-complex="roman" style:font-pitch-complex="variable" style:font-size-complex="12pt" fo:hyphenate="false" fo:hyphenation-remain-char-count="2" fo:hyphenation-push-char-count="2"/>
    </style:style>
    <style:style style:name="Préformaté_20_HTML" style:display-name="Préformaté HTML"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5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5z1" style:family="text">
      <style:text-properties style:font-name="Wingdings 2" fo:font-family="'Wingdings 2'" style:font-family-generic="roman" style:font-pitch="variable" style:font-charset="x-symbol" fo:font-size="9pt" style:font-size-asian="9pt" style:font-name-complex="Wingdings 2" style:font-family-complex="'Wingdings 2'" style:font-family-generic-complex="roman" style:font-pitch-complex="variable" style:font-charset-complex="x-symbol"/>
    </style:style>
    <style:style style:name="WW8Num5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style>
    <style:style style:name="WW8Num6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6z1" style:family="text">
      <style:text-properties style:font-name="Wingdings 2" fo:font-family="'Wingdings 2'" style:font-family-generic="roman" style:font-pitch="variable" style:font-charset="x-symbol" fo:font-size="9pt" style:font-size-asian="9pt" style:font-name-complex="Wingdings 2" style:font-family-complex="'Wingdings 2'" style:font-family-generic-complex="roman" style:font-pitch-complex="variable" style:font-charset-complex="x-symbol"/>
    </style:style>
    <style:style style:name="WW8Num6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dd8047" style:font-name="Tw Cen MT" fo:font-family="'Tw Cen MT'" style:font-family-generic="swiss" style:font-pitch="variable" fo:font-size="11.5p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style>
    <style:style style:name="WW8Num9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OpenSymbol" fo:font-family="OpenSymbol" style:font-pitch="variable" fo:font-size="9pt" style:font-name-asian="Tw Cen MT" style:font-family-asian="'Tw Cen MT'" style:font-family-generic-asian="swiss" style:font-pitch-asian="variable" style:font-size-asian="9pt" style:font-name-complex="OpenSymbol" style:font-family-complex="OpenSymbol"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Salutations_20_Car" style:display-name="Salutations Car" style:family="text">
      <style:text-properties fo:font-size="11.5pt" fo:font-weight="bold" style:font-size-asian="11.5pt" style:font-weight-asian="bold" style:font-weight-complex="bold"/>
    </style:style>
    <style:style style:name="Texte_20_de_20_l_27_espace_20_réservé" style:display-name="Texte de l'espace réservé" style:family="text">
      <style:text-properties fo:color="#808080"/>
    </style:style>
    <style:style style:name="Date_20_Car" style:display-name="Date Car" style:family="text">
      <style:text-properties fo:color="#ffffff" fo:font-size="11.5pt" fo:language="fr" fo:country="FR" fo:font-weight="bold" style:font-name-asian="Times New Roman" style:font-family-asian="'Times New Roman'" style:font-family-generic-asian="roman" style:font-pitch-asian="variable" style:font-size-asian="11.5pt" style:font-weight-asian="bold" style:font-size-complex="11.5pt" style:font-weight-complex="bold"/>
    </style:style>
    <style:style style:name="Texte_20_de_20_bulles_20_Car" style:display-name="Texte de bulles Car" style:family="text">
      <style:text-properties fo:font-size="8pt" fo:language="fr" fo:country="FR"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itre_20_du_20_livre" style:display-name="Titre du livre" style:family="text">
      <style:text-properties fo:color="#775f55" style:font-name="Tw Cen MT" fo:font-family="'Tw Cen MT'" style:font-family-generic="swiss" style:font-pitch="variable" fo:font-size="11.5pt" fo:language="fr" fo:country="FR" fo:font-style="italic" style:font-name-asian="Times New Roman" style:font-family-asian="'Times New Roman'" style:font-family-generic-asian="roman" style:font-pitch-asian="variable" style:font-size-asian="11.5pt" style:font-style-asian="italic" style:font-name-complex="Times New Roman" style:font-family-complex="'Times New Roman'" style:font-family-generic-complex="roman" style:font-pitch-complex="variable" style:font-size-complex="11.5pt" style:font-style-complex="italic" style:font-weight-complex="normal"/>
    </style:style>
    <style:style style:name="Formule_20_de_20_politesse_20_Car" style:display-name="Formule de politesse Car" style:family="text">
      <style:text-properties fo:font-size="11.5pt" fo:language="fr" fo:country="FR" style:font-name-asian="Times New Roman" style:font-family-asian="'Times New Roman'" style:font-family-generic-asian="roman" style:font-pitch-asian="variable" style:font-size-asian="11.5pt" style:font-size-complex="11.5pt"/>
    </style:style>
    <style:style style:name="Emphasis" style:family="text">
      <style:text-properties fo:color="#775f55" style:font-name="Tw Cen MT" fo:font-family="'Tw Cen MT'" style:font-family-generic="swiss" style:font-pitch="variable" fo:font-size="11.5pt" fo:letter-spacing="0.018cm" fo:language="fr" fo:country="FR" fo:font-style="italic" fo:font-weight="bold" style:font-name-asian="Times New Roman" style:font-family-asian="'Times New Roman'" style:font-family-generic-asian="roman" style:font-pitch-asian="variable" style:font-size-asian="11.5pt" style:font-style-asian="italic" style:font-weight-asian="bold" style:font-name-complex="Times New Roman" style:font-family-complex="'Times New Roman'" style:font-family-generic-complex="roman" style:font-pitch-complex="variable" style:font-size-complex="11.5pt" style:font-style-complex="italic" style:font-weight-complex="bold"/>
    </style:style>
    <style:style style:name="Pied_20_de_20_page_20_Car" style:display-name="Pied de page Car" style:family="text">
      <style:text-properties fo:font-size="11.5pt" style:font-size-asian="11.5pt"/>
    </style:style>
    <style:style style:name="En-tête_20_Car" style:display-name="En-tête Car" style:family="text">
      <style:text-properties fo:font-size="11.5pt" style:font-size-asian="11.5pt"/>
    </style:style>
    <style:style style:name="Titre_20_1_20_Car" style:display-name="Titre 1 Car" style:family="text">
      <style:text-properties fo:text-transform="uppercase" fo:color="#775f55" fo:font-size="16pt" fo:font-weight="bold" style:font-name-asian="Times New Roman" style:font-family-asian="'Times New Roman'" style:font-family-generic-asian="roman" style:font-pitch-asian="variable" style:font-size-asian="16pt" style:font-weight-asian="bold" style:font-size-complex="16pt"/>
    </style:style>
    <style:style style:name="Titre_20_2_20_Car" style:display-name="Titre 2 Car" style:family="text">
      <style:text-properties fo:color="#94b6d2" fo:font-size="14pt" fo:letter-spacing="0.035cm" fo:font-weight="bold" style:font-size-asian="14pt" style:font-weight-asian="bold" style:font-size-complex="14pt" style:font-weight-complex="bold"/>
    </style:style>
    <style:style style:name="Titre_20_3_20_Car" style:display-name="Titre 3 Car" style:family="text">
      <style:text-properties fo:color="#000000" fo:font-size="11.5pt" fo:letter-spacing="0.018cm" fo:font-weight="bold" style:font-size-asian="11.5pt" style:font-weight-asian="bold" style:font-weight-complex="bold"/>
    </style:style>
    <style:style style:name="Titre_20_4_20_Car" style:display-name="Titre 4 Car" style:family="text">
      <style:text-properties fo:text-transform="uppercase" fo:letter-spacing="0.025cm"/>
    </style:style>
    <style:style style:name="Titre_20_5_20_Car" style:display-name="Titre 5 Car" style:family="text">
      <style:text-properties fo:color="#775f55" fo:font-size="11.5pt" fo:letter-spacing="0.018cm" fo:font-weight="bold" style:font-size-asian="11.5pt" style:font-weight-asian="bold" style:font-weight-complex="bold"/>
    </style:style>
    <style:style style:name="Titre_20_6_20_Car" style:display-name="Titre 6 Car" style:family="text">
      <style:text-properties fo:color="#dd8047" fo:font-size="11.5pt" fo:letter-spacing="0.018cm" fo:font-weight="bold" style:font-size-asian="11.5pt" style:font-weight-asian="bold" style:font-weight-complex="bold"/>
    </style:style>
    <style:style style:name="Titre_20_7_20_Car" style:display-name="Titre 7 Car" style:family="text">
      <style:text-properties fo:font-variant="small-caps" fo:color="#000000" fo:font-size="11.5pt" fo:letter-spacing="0.018cm" style:font-size-asian="11.5pt"/>
    </style:style>
    <style:style style:name="Titre_20_8_20_Car" style:display-name="Titre 8 Car" style:family="text">
      <style:text-properties fo:color="#94b6d2" fo:font-size="12pt" fo:letter-spacing="0.018cm" fo:font-style="italic" fo:font-weight="bold" style:font-size-asian="12pt" style:font-style-asian="italic" style:font-weight-asian="bold" style:font-size-complex="12pt" style:font-style-complex="italic" style:font-weight-complex="bold"/>
    </style:style>
    <style:style style:name="Titre_20_9_20_Car" style:display-name="Titre 9 Car" style:family="text">
      <style:text-properties fo:text-transform="uppercase" fo:color="#a5ab81" fo:font-size="10pt" fo:letter-spacing="0.071cm" fo:font-weight="bold" style:font-size-asian="10pt" style:font-weight-asian="bold" style:font-size-complex="10pt" style:font-weight-complex="bold"/>
    </style:style>
    <style:style style:name="Internet_20_link" style:display-name="Internet link" style:family="text">
      <style:text-properties fo:color="#f7b615" style:text-underline-style="solid" style:text-underline-width="auto" style:text-underline-color="font-color"/>
    </style:style>
    <style:style style:name="Emphase_20_intense" style:display-name="Emphase intense" style:family="text">
      <style:text-properties fo:color="#dd8047" style:text-line-through-style="none" style:text-line-through-type="none" style:text-position="0% 100%" style:font-name="Tw Cen MT" fo:font-family="'Tw Cen MT'" style:font-family-generic="swiss" style:font-pitch="variable" fo:font-size="11.5pt" fo:letter-spacing="0.018cm" fo:font-weight="bold" style:letter-kerning="true" style:font-size-asian="11.5pt" style:font-weight-asian="bold" style:font-name-complex="Tw Cen MT" style:font-family-complex="'Tw Cen MT'" style:font-family-generic-complex="swiss" style:font-pitch-complex="variable" style:font-weight-complex="bold" style:text-scale="100%"/>
    </style:style>
    <style:style style:name="Citation_20_intense_20_Car" style:display-name="Citation intense Car" style:family="text">
      <style:text-properties fo:color="#dd8047" fo:font-size="11.5pt" fo:font-weight="bold" fo:background-color="#ffffff" style:font-size-asian="11.5pt" style:font-weight-asian="bold" style:font-weight-complex="bold"/>
    </style:style>
    <style:style style:name="Référence_20_intense" style:display-name="Référence intense" style:family="text">
      <style:text-properties fo:text-transform="uppercase" fo:color="#94b6d2" style:text-position="0% 100%" style:font-name="Tw Cen MT" fo:font-family="'Tw Cen MT'" style:font-family-generic="swiss" style:font-pitch="variable" fo:font-size="10pt" fo:letter-spacing="0.018cm" style:text-underline-style="solid" style:text-underline-width="auto" style:text-underline-color="font-color" fo:font-weight="bold" style:font-size-asian="10pt" style:font-weight-asian="bold" style:font-name-complex="Tw Cen MT" style:font-family-complex="'Tw Cen MT'" style:font-family-generic-complex="swiss" style:font-pitch-complex="variable" style:font-size-complex="10pt" style:font-weight-complex="bold" style:text-scale="100%"/>
    </style:style>
    <style:style style:name="Citation_20_Car" style:display-name="Citation Car" style:family="text">
      <style:text-properties fo:font-variant="small-caps" fo:color="#775f55" fo:font-size="11.5pt" fo:letter-spacing="0.011cm" fo:font-style="italic" style:font-size-asian="11.5pt" style:font-style-asian="italic" style:font-style-complex="italic"/>
    </style:style>
    <style:style style:name="Strong_20_Emphasis" style:display-name="Strong Emphasis" style:family="text">
      <style:text-properties fo:color="#dd8047" style:font-name="Tw Cen MT" fo:font-family="'Tw Cen MT'" style:font-family-generic="swiss" style:font-pitch="variable" fo:language="fr" fo:country="F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1.5pt" style:font-style-complex="normal" style:font-weight-complex="bold"/>
    </style:style>
    <style:style style:name="Sous-titre_20_Car" style:display-name="Sous-titre Car" style:family="text">
      <style:text-properties fo:text-transform="uppercase" fo:color="#dd8047" style:font-name="Tw Cen MT" fo:font-family="'Tw Cen MT'" style:font-family-generic="swiss" style:font-pitch="variable" fo:font-size="12pt" fo:letter-spacing="0.088cm"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Emphase_20_pâle" style:display-name="Emphase pâle" style:family="text">
      <style:text-properties style:font-name="Tw Cen MT" fo:font-family="'Tw Cen MT'" style:font-family-generic="swiss" style:font-pitch="variable" fo:font-size="11.5pt" fo:font-style="italic" style:font-size-asian="11.5pt" style:font-style-asian="italic" style:font-name-complex="Tw Cen MT" style:font-family-complex="'Tw Cen MT'" style:font-family-generic-complex="swiss" style:font-pitch-complex="variable" style:font-style-complex="italic"/>
    </style:style>
    <style:style style:name="Référence_20_pâle" style:display-name="Référence pâle" style:family="text">
      <style:text-properties fo:color="#775f55" style:font-name="Tw Cen MT" fo:font-family="'Tw Cen MT'" style:font-family-generic="swiss" style:font-pitch="variable" fo:font-size="11.5pt" fo:font-style="italic" fo:font-weight="bold" style:font-size-asian="11.5pt" style:font-style-asian="italic" style:font-weight-asian="bold" style:font-name-complex="Tw Cen MT" style:font-family-complex="'Tw Cen MT'" style:font-family-generic-complex="swiss" style:font-pitch-complex="variable" style:font-style-complex="italic" style:font-weight-complex="bold"/>
    </style:style>
    <style:style style:name="Titre_20_Car" style:display-name="Titre Car" style:family="text">
      <style:text-properties fo:color="#775f55" fo:font-size="36pt" style:font-size-asian="36pt" style:font-size-complex="36pt"/>
    </style:style>
    <style:style style:name="Signature_20_Car" style:display-name="Signature Car" style:family="text">
      <style:text-properties fo:font-size="11.5pt" fo:font-weight="bold" style:font-size-asian="11.5pt" style:font-weight-asian="bold" style:font-weight-complex="bold"/>
    </style:style>
    <style:style style:name="Préformaté_20_HTML_20_Car" style:display-name="Préformaté HTML Car" style:family="text">
      <style:text-properties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rps_20_de_20_texte_20_Car" style:display-name="Corps de texte Car" style:family="text">
      <style:text-properties fo:font-size="11.5pt" fo:language="fr" fo:country="FR" style:font-name-asian="Times New Roman" style:font-family-asian="'Times New Roman'" style:font-family-generic-asian="roman" style:font-pitch-asian="variable" style:font-size-asian="11.5pt" style:font-size-complex="11.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79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085cm" fo:text-indent="-0.635cm" fo:margin-left="0.085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355cm" fo:text-indent="-0.635cm" fo:margin-left="1.355cm"/>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text:list-tab-stop-position="2.625cm" fo:text-indent="-0.635cm" fo:margin-left="2.625cm"/>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3.895cm" fo:text-indent="-0.635cm" fo:margin-left="3.895cm"/>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5.165cm" fo:text-indent="-0.635cm" fo:margin-left="5.165cm"/>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text:list-tab-stop-position="6.435cm" fo:text-indent="-0.635cm" fo:margin-left="6.435cm"/>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7.705cm" fo:text-indent="-0.635cm" fo:margin-left="7.705cm"/>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8.975cm" fo:text-indent="-0.635cm" fo:margin-left="8.975cm"/>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text:list-tab-stop-position="10.245cm" fo:text-indent="-0.635cm" fo:margin-left="10.24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0.635cm"/>
        </style:list-level-properties>
        <style:text-properties style:font-name="Tw Cen MT"/>
      </text:list-level-style-bullet>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0.635cm"/>
        </style:list-level-properties>
        <style:text-properties style:font-name="Wingdings 2"/>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635cm" fo:margin-left="2.159cm"/>
        </style:list-level-properties>
        <style:text-properties style:font-name="Courier New1"/>
      </text:list-level-style-bullet>
      <text:list-level-style-bullet text:level="2" text:style-name="WW8Num16z0" style:num-suffix="." text:bullet-char="o">
        <style:list-level-properties text:list-level-position-and-space-mode="label-alignment">
          <style:list-level-label-alignment text:label-followed-by="listtab" fo:text-indent="-0.635cm" fo:margin-left="3.429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fo:text-indent="-0.635cm" fo:margin-left="7.239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fo:text-indent="-0.635cm" fo:margin-left="11.049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775f55"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text:date style:data-style-name="N30" text:date-value="2016-02-23T23:11:59.715800089">23/02/2016</text:date></text:p>
      </style:header>
      <style:footer>
        <text:p text:style-name="Footer"/>
        <text:p text:style-name="Pied_20_de_20_page_20_impaire">Page <text:page-number text:select-page="current">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en</meta:initial-creator>
    <meta:creation-date>2009-01-06T21:48:00</meta:creation-date>
    <dc:creator>Pierrick </dc:creator>
    <dc:date>2016-02-23T23:11:59.663410317</dc:date>
    <meta:print-date>2013-02-15T17:29:00</meta:print-date>
    <meta:editing-cycles>39</meta:editing-cycles>
    <meta:editing-duration>PT4H5M</meta:editing-duration>
    <meta:generator>LibreOffice/4.2.8.2$Linux_X86_64 LibreOffice_project/420m0$Build-2</meta:generator>
    <meta:document-statistic meta:table-count="1" meta:image-count="1" meta:object-count="0" meta:page-count="10" meta:paragraph-count="135" meta:word-count="1449" meta:character-count="10724" meta:non-whitespace-character-count="9422"/>
    <meta:user-defined meta:name="Info 4"/>
    <meta:user-defined meta:name="_LCID" meta:value-type="float">1036</meta:user-defined>
    <meta:user-defined meta:name="_TemplateID">TC101927441036</meta:user-defined>
    <meta:user-defined meta:name="_Version">0809</meta:user-defined>
  </office:meta>
</office:document-meta>
</file>